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2" calcext:value-type="float">
            <text:p>942</text:p>
          </table:table-cell>
          <table:table-cell table:style-name="ce7" table:formula="of:=COUNTIF([.B7:.B1095];&quot;X&quot;)" office:value-type="float" office:value="808" calcext:value-type="float">
            <text:p>808</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69" calcext:value-type="float">
            <text:p>69</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4" calcext:value-type="float">
            <text:p>104</text:p>
          </table:table-cell>
          <table:table-cell table:style-name="ce25" table:formula="of:=SUM([.B2:.F2])" office:value-type="float" office:value="998" calcext:value-type="float">
            <text:p>9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1">00/00/0000</text:date>, <text:time style:data-style-name="N2" text:time-value="18:15:57.4696217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1T18:16:04.620142151</dc:date>
    <meta:editing-duration>P1DT2H19M49S</meta:editing-duration>
    <meta:editing-cycles>940</meta:editing-cycles>
    <meta:document-statistic meta:table-count="1" meta:cell-count="5671" meta:object-count="0"/>
  </office:meta>
</office:document-meta>
</file>